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7e74" officeooo:paragraph-rsid="00127e74"/>
    </style:style>
    <style:style style:name="P2" style:family="paragraph" style:parent-style-name="Standard">
      <style:text-properties officeooo:rsid="0012fdbf" officeooo:paragraph-rsid="0012fdbf"/>
    </style:style>
    <style:style style:name="P3" style:family="paragraph" style:parent-style-name="Standard">
      <style:text-properties fo:font-weight="bold" officeooo:rsid="0014b61a" officeooo:paragraph-rsid="0014b61a" style:font-weight-asian="bold" style:font-weight-complex="bold"/>
    </style:style>
    <style:style style:name="P4" style:family="paragraph" style:parent-style-name="Standard">
      <style:text-properties fo:font-weight="bold" officeooo:rsid="00169637" officeooo:paragraph-rsid="00169637" style:font-weight-asian="bold" style:font-weight-complex="bold"/>
    </style:style>
    <style:style style:name="P5" style:family="paragraph" style:parent-style-name="Standard">
      <style:text-properties fo:font-weight="bold" officeooo:rsid="0017e9be" officeooo:paragraph-rsid="0017e9be" style:font-weight-asian="bold" style:font-weight-complex="bold"/>
    </style:style>
    <style:style style:name="P6" style:family="paragraph" style:parent-style-name="Standard">
      <style:text-properties fo:font-weight="bold" officeooo:rsid="001947a8" officeooo:paragraph-rsid="001947a8" style:font-weight-asian="bold" style:font-weight-complex="bold"/>
    </style:style>
    <style:style style:name="P7" style:family="paragraph" style:parent-style-name="Standard">
      <style:text-properties officeooo:rsid="0014b61a" officeooo:paragraph-rsid="0014b61a"/>
    </style:style>
    <style:style style:name="P8" style:family="paragraph" style:parent-style-name="Standard">
      <style:text-properties fo:font-weight="normal" officeooo:rsid="001947a8" officeooo:paragraph-rsid="001947a8" style:font-weight-asian="normal" style:font-weight-complex="normal"/>
    </style:style>
    <style:style style:name="P9" style:family="paragraph" style:parent-style-name="Standard">
      <style:text-properties fo:font-weight="normal" officeooo:rsid="001986c5" officeooo:paragraph-rsid="001986c5" style:font-weight-asian="normal" style:font-weight-complex="normal"/>
    </style:style>
    <style:style style:name="P10" style:family="paragraph" style:parent-style-name="Standard">
      <style:text-properties fo:font-weight="normal" officeooo:rsid="0012fdbf" officeooo:paragraph-rsid="00127e74" style:font-weight-asian="normal" style:font-weight-complex="normal"/>
    </style:style>
    <style:style style:name="P11" style:family="paragraph" style:parent-style-name="Standard">
      <style:text-properties fo:font-weight="normal" officeooo:rsid="0012fdbf" officeooo:paragraph-rsid="0012fdbf" style:font-weight-asian="normal" style:font-weight-complex="normal"/>
    </style:style>
    <style:style style:name="P12" style:family="paragraph" style:parent-style-name="Standard">
      <style:text-properties fo:font-weight="normal" officeooo:rsid="00169637" officeooo:paragraph-rsid="0014b61a" style:font-weight-asian="normal" style:font-weight-complex="normal"/>
    </style:style>
    <style:style style:name="P13" style:family="paragraph" style:parent-style-name="Standard">
      <style:text-properties fo:font-weight="normal" officeooo:rsid="00169637" officeooo:paragraph-rsid="00169637" style:font-weight-asian="normal" style:font-weight-complex="normal"/>
    </style:style>
    <style:style style:name="P14" style:family="paragraph" style:parent-style-name="Standard">
      <style:text-properties fo:font-weight="normal" officeooo:rsid="001768a6" officeooo:paragraph-rsid="00169637" style:font-weight-asian="normal" style:font-weight-complex="normal"/>
    </style:style>
    <style:style style:name="P15" style:family="paragraph" style:parent-style-name="Standard">
      <style:text-properties fo:font-weight="normal" officeooo:rsid="001986c5" officeooo:paragraph-rsid="001986c5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1986c5" officeooo:paragraph-rsid="001986c5" style:font-weight-asian="normal" style:font-weight-complex="normal"/>
    </style:style>
    <style:style style:name="P17" style:family="paragraph" style:parent-style-name="Standard">
      <style:text-properties fo:font-weight="normal" officeooo:rsid="001947a8" officeooo:paragraph-rsid="001947a8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262184" officeooo:paragraph-rsid="00262184" style:font-weight-asian="normal" style:font-weight-complex="normal"/>
    </style:style>
    <style:style style:name="P19" style:family="paragraph" style:parent-style-name="Standard">
      <style:text-properties fo:font-weight="normal" officeooo:rsid="00262184" officeooo:paragraph-rsid="00262184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a6a13" officeooo:paragraph-rsid="002a6a13" style:font-weight-asian="normal" style:font-weight-complex="normal"/>
    </style:style>
    <style:style style:name="P21" style:family="paragraph" style:parent-style-name="Standard">
      <style:text-properties fo:font-weight="normal" officeooo:rsid="002b0506" officeooo:paragraph-rsid="002b0506" style:font-weight-asian="normal" style:font-weight-complex="normal"/>
    </style:style>
    <style:style style:name="P22" style:family="paragraph" style:parent-style-name="Standard" style:list-style-name="L1">
      <style:text-properties officeooo:rsid="0012fdbf" officeooo:paragraph-rsid="0012fdbf"/>
    </style:style>
    <style:style style:name="P23" style:family="paragraph" style:parent-style-name="Standard" style:list-style-name="L1">
      <style:text-properties fo:font-weight="bold" officeooo:rsid="0012fdbf" officeooo:paragraph-rsid="0012fdbf" style:font-weight-asian="bold" style:font-weight-complex="bold"/>
    </style:style>
    <style:style style:name="P24" style:family="paragraph" style:parent-style-name="Standard">
      <style:text-properties officeooo:rsid="00127e74" officeooo:paragraph-rsid="00127e74"/>
    </style:style>
    <style:style style:name="P25" style:family="paragraph" style:parent-style-name="Standard">
      <style:text-properties officeooo:rsid="002d240b" officeooo:paragraph-rsid="002d240b"/>
    </style:style>
    <style:style style:name="P26" style:family="paragraph" style:parent-style-name="Standard">
      <style:paragraph-properties fo:text-align="center" style:justify-single-word="false"/>
      <style:text-properties officeooo:rsid="002d240b" officeooo:paragraph-rsid="002d240b"/>
    </style:style>
    <style:style style:name="P27" style:family="paragraph" style:parent-style-name="Standard">
      <style:paragraph-properties fo:text-align="center" style:justify-single-word="false"/>
      <style:text-properties fo:font-size="16pt" officeooo:rsid="002d240b" officeooo:paragraph-rsid="002d240b" style:font-size-asian="16pt" style:font-size-complex="16pt"/>
    </style:style>
    <style:style style:name="P28" style:family="paragraph" style:parent-style-name="Standard">
      <style:text-properties fo:font-size="14pt" officeooo:rsid="00127e74" officeooo:paragraph-rsid="00127e74" style:font-size-asian="14pt" style:font-size-complex="14pt"/>
    </style:style>
    <style:style style:name="P29" style:family="paragraph" style:parent-style-name="Standard">
      <style:text-properties fo:font-size="14pt" fo:font-weight="bold" officeooo:rsid="0017e9be" officeooo:paragraph-rsid="0017e9be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normal" officeooo:rsid="001947a8" officeooo:paragraph-rsid="001947a8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986c5" officeooo:paragraph-rsid="001986c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9e73" style:font-weight-asian="bold" style:font-weight-complex="bold"/>
    </style:style>
    <style:style style:name="T3" style:family="text">
      <style:text-properties fo:font-weight="bold" officeooo:rsid="003224b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fdbf" style:font-weight-asian="normal" style:font-weight-complex="normal"/>
    </style:style>
    <style:style style:name="T6" style:family="text">
      <style:text-properties fo:font-weight="normal" officeooo:rsid="0014b61a" style:font-weight-asian="normal" style:font-weight-complex="normal"/>
    </style:style>
    <style:style style:name="T7" style:family="text">
      <style:text-properties fo:font-weight="normal" officeooo:rsid="00169637" style:font-weight-asian="normal" style:font-weight-complex="normal"/>
    </style:style>
    <style:style style:name="T8" style:family="text">
      <style:text-properties fo:font-weight="normal" officeooo:rsid="001768a6" style:font-weight-asian="normal" style:font-weight-complex="normal"/>
    </style:style>
    <style:style style:name="T9" style:family="text">
      <style:text-properties fo:font-weight="normal" officeooo:rsid="001947a8" style:font-weight-asian="normal" style:font-weight-complex="normal"/>
    </style:style>
    <style:style style:name="T10" style:family="text">
      <style:text-properties officeooo:rsid="0012fdbf"/>
    </style:style>
    <style:style style:name="T11" style:family="text">
      <style:text-properties officeooo:rsid="00169637"/>
    </style:style>
    <style:style style:name="T12" style:family="text">
      <style:text-properties officeooo:rsid="001768a6"/>
    </style:style>
    <style:style style:name="T13" style:family="text">
      <style:text-properties officeooo:rsid="001a9e73"/>
    </style:style>
    <style:style style:name="T14" style:family="text">
      <style:text-properties officeooo:rsid="00262184"/>
    </style:style>
    <style:style style:name="T15" style:family="text">
      <style:text-properties officeooo:rsid="00265c5d"/>
    </style:style>
    <style:style style:name="T16" style:family="text">
      <style:text-properties officeooo:rsid="002cb444"/>
    </style:style>
    <style:style style:name="T17" style:family="text">
      <style:text-properties officeooo:rsid="002ebf50"/>
    </style:style>
    <style:style style:name="T18" style:family="text">
      <style:text-properties officeooo:rsid="00318384"/>
    </style:style>
    <style:style style:name="T19" style:family="text">
      <style:text-properties officeooo:rsid="0031ccca"/>
    </style:style>
    <style:style style:name="T20" style:family="text">
      <style:text-properties fo:font-variant="normal" fo:text-transform="none" fo:color="#222222" style:font-name="Arial" fo:font-size="9.75pt" fo:letter-spacing="normal" fo:font-style="normal" style:text-underline-style="solid" style:text-underline-type="double" style:text-underline-width="auto" style:text-underline-color="font-color" officeooo:rsid="003322e0"/>
    </style:style>
    <style:style style:name="T21" style:family="text">
      <style:text-properties fo:font-style="italic" officeooo:rsid="003322e0" style:font-style-asian="italic" style:font-style-complex="italic"/>
    </style:style>
    <style:style style:name="T22" style:family="text">
      <style:text-properties fo:font-style="normal" officeooo:rsid="003322e0" style:font-style-asian="normal" style:font-style-complex="normal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>Konrad Paziewski</text:p>
      <text:p text:style-name="P25">306410</text:p>
      <text:p text:style-name="P27">Maksymalna podtablica</text:p>
      <text:p text:style-name="P26">PWIR 2014, zad 3</text:p>
      <text:p text:style-name="P1"/>
      <text:p text:style-name="P28">Opis rozwiązania:</text:p>
      <text:p text:style-name="P1"/>
      <text:p text:style-name="P1">Zaimplementowałem prosty sześcienny algorytm rozwiązujący problem maksymalnej podtablicy.</text:p>
      <text:p text:style-name="P1"/>
      <text:p text:style-name="P1">Każdej parze wierszy <text:span text:style-name="T1">(i, j)</text:span><text:span text:style-name="T4"> (i &lt;= j)</text:span> w tablicy wejściowej zostanie przyporządkowany jeden proces. Proces ten ma za zadanie znaleźć maksymalną podtablicę tablicy wejściowej taką że jej pierwszym wierszem jest <text:span text:style-name="T1">i</text:span><text:span text:style-name="T4">, a ostatnim wierszem jest </text:span><text:span text:style-name="T1">j</text:span><text:span text:style-name="T4">. Wykorzystuje do tego algorytm </text:span><text:span text:style-name="T5">Kadane'a.</text:span></text:p>
      <text:p text:style-name="P10"/>
      <text:p text:style-name="P11">Dokładniej:</text:p>
      <text:p text:style-name="P1">Każdy proces przygotowuje tablicę wejściową niezależnie. Proces wczytuje tablicę. Następnie, jeżeli liczba wierszy w tablicy jest większa niż liczba kolumn tablica jest transponowana. </text:p>
      <text:p text:style-name="P2">W tym momencie wiemy że liczba wierszy <text:span text:style-name="T1">M </text:span><text:span text:style-name="T4"><text:s/>tablicy jest mniejsza lub równa liczbie kolum </text:span><text:span text:style-name="T1">N</text:span><text:span text:style-name="T4">.</text:span></text:p>
      <text:p text:style-name="P7"><text:span text:style-name="T4">Załózmy że algorytm zostanie uruchomiony na </text:span><text:span text:style-name="T1">P </text:span><text:span text:style-name="T4">procesach.</text:span></text:p>
      <text:p text:style-name="P1">Następnie, każdy proces generuje dwie <text:span text:style-name="T10">pomocnicze struktury danych:</text:span></text:p>
      <text:list xml:id="list4353180562465895907" text:style-name="L1">
        <text:list-item>
          <text:p text:style-name="P22"><text:span text:style-name="T1">rank_responsible[M][M]</text:span> – tablica taka, że <text:span text:style-name="T1">rank_responsible[i][j] = w</text:span><text:span text:style-name="T4"> wtedy i tylko wtedy gdy za parę wierszy </text:span><text:span text:style-name="T1">(i,j)</text:span><text:span text:style-name="T4"> odpowiada proces o randze </text:span><text:span text:style-name="T1">w</text:span><text:span text:style-name="T4">. Procesy nie komunikują się żeby ustalić </text:span><text:span text:style-name="T1">rank_responsible</text:span><text:span text:style-name="T4"> – każdy proces wylicza je niezależnie w oparciu o rozmiar tablicy i liczbę dostępnych procesów. Obliczenie jest deterministyczne więc każdy proces wygeneruje identyczne </text:span><text:span text:style-name="T1">rank_responsible</text:span><text:span text:style-name="T4">. </text:span><text:span text:style-name="T6">Każdy proces dostanie podobną ilość par do rozpatrzenia.</text:span></text:p>
        </text:list-item>
        <text:list-item>
          <text:p text:style-name="P23">partial_columns[M][N]<text:span text:style-name="T4"> – </text:span>partial_columns[i][c]<text:span text:style-name="T4"> to suma wszystkich elementów z tablicy wejściowej w </text:span>i-<text:span text:style-name="T4">tym (pod względem długości) prefiksie kolumny </text:span>c. <text:span text:style-name="T4">Zauważmy że problem znalezienia maksymalnej podtablicy dla wiersza początkowego </text:span>i <text:span text:style-name="T4"><text:s/>oraz końcowego </text:span>j <text:span text:style-name="T4">sprowadza się do uruchomienia algorytmu Kadane'a na tablicy </text:span>partial_columns[j] – partial_columns[i – 1].<text:span text:style-name="T4"> </text:span></text:p>
        </text:list-item>
      </text:list>
      <text:p text:style-name="P3"><text:span text:style-name="T4">Proces szuka w </text:span>rank_responsible<text:span text:style-name="T4"> par wierszy za które jest odpowiedzialny i uruchamia na nich algorytm Kadane'a. Wybiera maksimum ze wszystkich wartości które rozpatrzył i wysyła to maksimum do procesu o randze </text:span>0<text:span text:style-name="T4">. Proces o randze </text:span>0<text:span text:style-name="T4"> odbiera wyniki częsciowe </text:span><text:span text:style-name="T7">i wybiera z nich maksimum (liniowo). Zatem wysłanych/odebranych zostanie dokładnie </text:span><text:span text:style-name="T11">P – 1</text:span><text:span text:style-name="T7"> komunikatów.</text:span></text:p>
      <text:p text:style-name="P12"/>
      <text:p text:style-name="P13">Analiza:</text:p>
      <text:p text:style-name="P4"><text:span text:style-name="T4">Rozpatrzmy czas działania procesu </text:span>0<text:span text:style-name="T4">. Początkowy preprocessing jest kwadratowy. Policzenie </text:span>rank_responsible <text:span text:style-name="T4">w mojej implementacji zajmuje </text:span>O(M^2)<text:span text:style-name="T4">, </text:span>partial_columns <text:span text:style-name="T4">natomiast </text:span>O(MN)<text:span text:style-name="T4">. Sam algorytm wymaga </text:span>O(M^2)<text:span text:style-name="T4"> operacji na przejście po </text:span>rank_responsible<text:span text:style-name="T4"> i </text:span>O(NM^2 / P) <text:span text:style-name="T4"><text:s/>operacji na algorytm Kadane'a na wszystkich </text:span>O(M^2/P)<text:span text:style-name="T4"> parach wierszy za które odpowiedzialny jest proces. Ostatecznie proces </text:span>0 <text:span text:style-name="T4"><text:s/>zbiera wyniki w czasie </text:span>O(P).<text:span text:style-name="T4"> Ostecznie zatem czas działania procesu 0 dany jest wzorem </text:span>O(M^2 + MN + NM^2/P + P) = O(MN + NM^2/P + P)<text:span text:style-name="T4">, bo </text:span>M &lt;= N<text:span text:style-name="T4">. Czasy działania pozostałych procesów nie zawierają ostatniego składnika </text:span>P<text:span text:style-name="T4">. Można zauważyć zatem, że algorytm działa lepiej dla małych wartości </text:span>P<text:span text:style-name="T4">. <text:s/>Wtedy czas działania można oszacować jako </text:span>O(NM^2/P)<text:span text:style-name="T4">. Jeżeli jednak liczba procesów będzie rosła to czas preprocessingu – który nie zależy od liczby procesów – może stać się dominującą częścią algorytmu. <text:s/>Dodatkowo </text:span><text:span text:style-name="T8">wraz ze wzrostem liczby procesów będzie rosnąć narzut na proces </text:span><text:span text:style-name="T12">0 </text:span><text:span text:style-name="T8">związany z wyborem maksimum.</text:span><text:span text:style-name="T12"> </text:span><text:span text:style-name="T8">Ten problem można by częściowo zneutralizować wykorzystując algorytm rozproszonego wyboru maksimum. Wtedy składnik </text:span><text:span text:style-name="T12">P </text:span><text:span text:style-name="T8"><text:s/>można </text:span><text:soft-page-break/><text:span text:style-name="T8">by zastąpić składnikiem </text:span><text:span text:style-name="T12"><text:s/>log P</text:span><text:span text:style-name="T8">. W przypadku tak niewielkiej liczby procesów i stosunkowo dużej ilości liczby wierszy na jakich aglorytm miał działać problemy te nie miały praktycznego znaczenia na wydajność.</text:span></text:p>
      <text:p text:style-name="P14"/>
      <text:p text:style-name="P29"><text:span text:style-name="T8"/></text:p>
      <text:p text:style-name="P29"><text:span text:style-name="T8">I</text:span><text:span text:style-name="T4">mplementacja:</text:span></text:p>
      <text:p text:style-name="P29"><text:span text:style-name="T4"/></text:p>
      <text:p text:style-name="P5"><text:span text:style-name="T4">W msp-par.c można odkomentować definicję makra </text:span>DEBUG<text:span text:style-name="T4"> – dzięki temu program zacznie wypisywać większa ilość informacji – między innymi czasy działania poszczególnych fragmentów algorytmu. </text:span><text:span text:style-name="T9">Funkcjonalność ta nie jest dobrze przetestowana ale nadal pomocna.</text:span></text:p>
      <text:p text:style-name="P6"><text:span text:style-name="T4">Wywołanie </text:span>MPI_Barrier <text:span text:style-name="T4">tuż po wygenerowaniu tabeli wejściowej ma na celu zsynchronizowanie procesów przed rozpoczęciem algorytmu. Nie ma to znaczenia dla poprawności algorytmu, zapewnia jednak że w momencie gdy zaczniemy liczyć czas wszystkie procesy będą już miały tablicę wejściową.</text:span></text:p>
      <text:p text:style-name="P6"><text:span text:style-name="T4">Do mierzenia czasu użyłem funkcji </text:span>gettimeofday<text:span text:style-name="T4">.</text:span></text:p>
      <text:p text:style-name="P8"/>
      <text:p text:style-name="P8"/>
      <text:p text:style-name="P8"/>
      <text:p text:style-name="P30">Testy poprawnościowe:</text:p>
      <text:p text:style-name="P30"/>
      <text:p text:style-name="P8">Poprawność algorytmu testowałem na własnej instalacji MPI na jednej maszynie z czterordzeniowym procesorem i7. Skrypt testowy <text:span text:style-name="T1">test.hs</text:span> <text:s/>wykonuje 100 losowych niewielkich testów zarówno na mojej implementacji <text:span text:style-name="T1">mpi-par.exe</text:span> jak i na dostarczonej z treścią zadania implementacji <text:span text:style-name="T1">mpi-se</text:span><text:span text:style-name="T3">q</text:span><text:span text:style-name="T1">-naive.exe</text:span>. Następnie porównuje wyniki i raportuje ewentualne błędy. Jako że skrypt porównuje wyjścia programów, mogłaby nastąpić sytuacja gdy poinformowałby o błędzie, <text:s/>chociaż bład by nie nastąpił – kiedy istnieje więcej niż jedna maksymalna podtablica. <text:span text:style-name="T17">Na studentsie może brakować bibliotek niezbędnych do uruchomienia tego skryptu (</text:span><text:span text:style-name="T21">cabal install regex-compat</text:span><text:span text:style-name="T22">).</text:span></text:p>
      <text:p text:style-name="P8"/>
      <text:p text:style-name="P8"/>
      <text:p text:style-name="P31">Testy wydajnościowe:</text:p>
      <text:p text:style-name="P31"/>
      <text:p text:style-name="P9">Testy wydajnościowe przeprowadzilem (zgodnie z treścią zadania) na klastrze <text:span text:style-name="T2">notos</text:span><text:span text:style-name="T13"> w kilku konfiguracjach. Testy zostały przeprowadzone na macierzach o rozmiarze 4000 x 4000. Czasy podane w sekundach. Podane wyniki są oparte o czasy działania procesu 0. Wyniki z dokładnością do trzech miejsc po przecinku:</text:span></text:p>
      <text:p text:style-name="P9"/>
      <text:p text:style-name="P9"><draw:frame draw:style-name="fr1" draw:name="Object1" text:anchor-type="paragraph" svg:width="13.547cm" svg:height="6.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list xml:id="list239580410838375887" text:style-name="L2">
        <text:list-item>
          <text:p text:style-name="P16">Proc – liczba <text:span text:style-name="T14">wszystich </text:span>procesów</text:p>
        </text:list-item>
        <text:list-item>
          <text:p text:style-name="P16">Nodes – liczb<text:span text:style-name="T14">a maszyn</text:span></text:p>
        </text:list-item>
        <text:list-item>
          <text:p text:style-name="P18">Max – maksymalny czas z trzech uruchomień danej konfiguracji</text:p>
        </text:list-item>
        <text:list-item>
          <text:p text:style-name="P18">Min – minimalny czas z trzech uruchomień danej konfiguracji</text:p>
        </text:list-item>
        <text:list-item>
          <text:p text:style-name="P18">Avg – średnia z czasów trzech uruchomień danej konfiguracji</text:p>
        </text:list-item>
        <text:list-item>
          <text:p text:style-name="P18">Comm – średni czas jaki proces <text:span text:style-name="T1">0 </text:span>spędzał w funkcji <text:span text:style-name="T1">gather_max</text:span> – odpowiada to komunikacji/synchronizacji z innymi procesami</text:p>
        </text:list-item>
      </text:list>
      <text:p text:style-name="P19"/>
      <text:p text:style-name="P19">Zauważmy że widać pewną korelację między wartościami w kolumnach Comm i Proc – <text:span text:style-name="T15">czas komunikacji zależy od liczby procesów ale nie w sposób rosnący. <text:s/>To nie jest zgodne z moimi oczekiwaniami.</text:span></text:p>
      <text:p text:style-name="P19"/>
      <text:p text:style-name="P19"/>
      <text:p text:style-name="P19"/>
      <text:p text:style-name="P19"/>
      <text:p text:style-name="P19"><draw:frame draw:style-name="fr1" draw:name="Object2" text:anchor-type="paragraph" svg:width="15.143cm" svg:height="6.83cm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3887657715022924780" text:style-name="L3">
        <text:list-item>
          <text:p text:style-name="P20">Proc, Nodes – bez zmian</text:p>
        </text:list-item>
        <text:list-item>
          <text:p text:style-name="P20">Speedup – speedup względem mojego rozwiązania w konfiguracji jednoprocesowej</text:p>
        </text:list-item>
        <text:list-item>
          <text:p text:style-name="P20">Effect – efektywność względem mojego rozwiązania w konfiguracji jednoprocesowej</text:p>
        </text:list-item>
        <text:list-item>
          <text:p text:style-name="P20">Seq speedup, Seq effect – analogicznie jak Speedup i Effect ale względem średniej wyników sekwencyjnych załączonych do treści zadania</text:p>
        </text:list-item>
      </text:list>
      <text:p text:style-name="P21"/>
      <text:p text:style-name="P21">Wraz ze wzrostem liczby procesów efektywność spada – <text:span text:style-name="T16">smutne aczkolwiek</text:span> zgodnie z oczekiwaniami. Stały (<text:span text:style-name="T18">względem liczby procesów) c</text:span>zas preprocessingu tabeli zaczyna mieć coraz większe znaczenie dla <text:span text:style-name="T19">czasu działania całego rozwiąza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23:46:54.919870019</meta:creation-date>
    <dc:date>2014-05-26T21:16:41.255047723</dc:date>
    <meta:editing-duration>PT4H8M59S</meta:editing-duration>
    <meta:editing-cycles>32</meta:editing-cycles>
    <meta:generator>LibreOffice/4.1.3.2$Linux_X86_64 LibreOffice_project/410m0$Build-2</meta:generator>
    <meta:document-statistic meta:table-count="0" meta:image-count="0" meta:object-count="2" meta:page-count="3" meta:paragraph-count="37" meta:word-count="820" meta:character-count="6021" meta:non-whitespace-character-count="52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text-position="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/>
      <style:text-properties style:text-position="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 table:number-rows-repeated="27">
          <table:table-cell table:number-columns-repeated="19"/>
        </table:table-row>
        <table:table-row table:style-name="ro2">
          <table:table-cell table:number-columns-repeated="13"/>
          <table:table-cell table:style-name="ce4" office:value-type="string" calcext:value-type="string">
            <text:p>Proc</text:p>
          </table:table-cell>
          <table:table-cell table:style-name="ce4" office:value-type="string" calcext:value-type="string">
            <text:p>Nodes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Comm</text:p>
          </table:table-cell>
        </table:table-row>
        <table:table-row table:style-name="ro2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692.199568033" calcext:value-type="float">
            <text:p>692.200</text:p>
          </table:table-cell>
          <table:table-cell table:style-name="ce6" office:value-type="float" office:value="692.199553012" calcext:value-type="float">
            <text:p>692.200</text:p>
          </table:table-cell>
          <table:table-cell table:style-name="ce6" office:value-type="float" office:value="692.199559688" calcext:value-type="float">
            <text:p>692.200</text:p>
          </table:table-cell>
          <table:table-cell table:style-name="ce6" office:value-type="float" office:value="0.0000059605" calcext:value-type="float">
            <text:p>0.000</text:p>
          </table:table-cell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46.773110866" calcext:value-type="float">
            <text:p>346.773</text:p>
          </table:table-cell>
          <table:table-cell table:style-name="ce6" office:value-type="float" office:value="346.759847879" calcext:value-type="float">
            <text:p>346.760</text:p>
          </table:table-cell>
          <table:table-cell table:style-name="ce6" office:value-type="float" office:value="346.768686532667" calcext:value-type="float">
            <text:p>346.769</text:p>
          </table:table-cell>
          <table:table-cell table:style-name="ce6" office:value-type="float" office:value="0.4566681385" calcext:value-type="float">
            <text:p>0.457</text:p>
          </table:table-cell>
        </table:table-row>
        <table:table-row table:style-name="ro2"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346.757402896" calcext:value-type="float">
            <text:p>346.757</text:p>
          </table:table-cell>
          <table:table-cell table:style-name="ce6" office:value-type="float" office:value="346.757362842" calcext:value-type="float">
            <text:p>346.757</text:p>
          </table:table-cell>
          <table:table-cell table:style-name="ce6" office:value-type="float" office:value="346.757382233333" calcext:value-type="float">
            <text:p>346.757</text:p>
          </table:table-cell>
          <table:table-cell table:style-name="ce6" office:value-type="float" office:value="0.4573180676" calcext:value-type="float">
            <text:p>0.457</text:p>
          </table:table-cell>
        </table:table-row>
        <table:table-row table:style-name="ro2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4.075532198" calcext:value-type="float">
            <text:p>174.076</text:p>
          </table:table-cell>
          <table:table-cell table:style-name="ce6" office:value-type="float" office:value="174.074804067" calcext:value-type="float">
            <text:p>174.075</text:p>
          </table:table-cell>
          <table:table-cell table:style-name="ce6" office:value-type="float" office:value="174.075253089" calcext:value-type="float">
            <text:p>174.075</text:p>
          </table:table-cell>
          <table:table-cell table:style-name="ce6" office:value-type="float" office:value="0.3167870045" calcext:value-type="float">
            <text:p>0.317</text:p>
          </table:table-cell>
        </table:table-row>
        <table:table-row table:style-name="ro2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4.055951118" calcext:value-type="float">
            <text:p>174.056</text:p>
          </table:table-cell>
          <table:table-cell table:style-name="ce6" office:value-type="float" office:value="174.043030977" calcext:value-type="float">
            <text:p>174.043</text:p>
          </table:table-cell>
          <table:table-cell table:style-name="ce6" office:value-type="float" office:value="174.051181077667" calcext:value-type="float">
            <text:p>174.051</text:p>
          </table:table-cell>
          <table:table-cell table:style-name="ce6" office:value-type="float" office:value="0.3026130199" calcext:value-type="float">
            <text:p>0.303</text:p>
          </table:table-cell>
        </table:table-row>
        <table:table-row table:style-name="ro2">
          <table:table-cell table:number-columns-repeated="13"/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174.041360855" calcext:value-type="float">
            <text:p>174.041</text:p>
          </table:table-cell>
          <table:table-cell table:style-name="ce6" office:value-type="float" office:value="174.041359901" calcext:value-type="float">
            <text:p>174.041</text:p>
          </table:table-cell>
          <table:table-cell table:style-name="ce6" office:value-type="float" office:value="174.041360298333" calcext:value-type="float">
            <text:p>174.041</text:p>
          </table:table-cell>
          <table:table-cell table:style-name="ce6" office:value-type="float" office:value="0.316339016" calcext:value-type="float">
            <text:p>0.316</text:p>
          </table:table-cell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7.576241016" calcext:value-type="float">
            <text:p>87.576</text:p>
          </table:table-cell>
          <table:table-cell table:style-name="ce6" office:value-type="float" office:value="87.539588928" calcext:value-type="float">
            <text:p>87.540</text:p>
          </table:table-cell>
          <table:table-cell table:style-name="ce6" office:value-type="float" office:value="87.5519183473334" calcext:value-type="float">
            <text:p>87.552</text:p>
          </table:table-cell>
          <table:table-cell table:style-name="ce6" office:value-type="float" office:value="0.2367911339" calcext:value-type="float">
            <text:p>0.237</text:p>
          </table:table-cell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7.508358001" calcext:value-type="float">
            <text:p>87.508</text:p>
          </table:table-cell>
          <table:table-cell table:style-name="ce6" office:value-type="float" office:value="87.506665945" calcext:value-type="float">
            <text:p>87.507</text:p>
          </table:table-cell>
          <table:table-cell table:style-name="ce6" office:value-type="float" office:value="87.50778532" calcext:value-type="float">
            <text:p>87.508</text:p>
          </table:table-cell>
          <table:table-cell table:style-name="ce6" office:value-type="float" office:value="0.2232940197" calcext:value-type="float">
            <text:p>0.223</text:p>
          </table:table-cell>
        </table:table-row>
        <table:table-row table:style-name="ro2">
          <table:table-cell table:number-columns-repeated="13"/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87.507972955" calcext:value-type="float">
            <text:p>87.508</text:p>
          </table:table-cell>
          <table:table-cell table:style-name="ce6" office:value-type="float" office:value="87.507549047" calcext:value-type="float">
            <text:p>87.508</text:p>
          </table:table-cell>
          <table:table-cell table:style-name="ce6" office:value-type="float" office:value="87.5076917006667" calcext:value-type="float">
            <text:p>87.508</text:p>
          </table:table-cell>
          <table:table-cell table:style-name="ce6" office:value-type="float" office:value="0.23686409" calcext:value-type="float">
            <text:p>0.237</text:p>
          </table:table-cell>
        </table:table-row>
        <table:table-row table:style-name="ro2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4.227610826" calcext:value-type="float">
            <text:p>44.228</text:p>
          </table:table-cell>
          <table:table-cell table:style-name="ce6" office:value-type="float" office:value="44.225727081" calcext:value-type="float">
            <text:p>44.226</text:p>
          </table:table-cell>
          <table:table-cell table:style-name="ce6" office:value-type="float" office:value="44.2267332866667" calcext:value-type="float">
            <text:p>44.227</text:p>
          </table:table-cell>
          <table:table-cell table:style-name="ce6" office:value-type="float" office:value="0.1495969296" calcext:value-type="float">
            <text:p>0.150</text:p>
          </table:table-cell>
        </table:table-row>
        <table:table-row table:style-name="ro2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4.196195125" calcext:value-type="float">
            <text:p>44.196</text:p>
          </table:table-cell>
          <table:table-cell table:style-name="ce6" office:value-type="float" office:value="44.185889959" calcext:value-type="float">
            <text:p>44.186</text:p>
          </table:table-cell>
          <table:table-cell table:style-name="ce6" office:value-type="float" office:value="44.1926190053333" calcext:value-type="float">
            <text:p>44.193</text:p>
          </table:table-cell>
          <table:table-cell table:style-name="ce6" office:value-type="float" office:value="0.1461529732" calcext:value-type="float">
            <text:p>0.146</text:p>
          </table:table-cell>
        </table:table-row>
        <table:table-row table:style-name="ro2">
          <table:table-cell table:number-columns-repeated="13"/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4.196622848" calcext:value-type="float">
            <text:p>44.197</text:p>
          </table:table-cell>
          <table:table-cell table:style-name="ce6" office:value-type="float" office:value="44.195675134" calcext:value-type="float">
            <text:p>44.196</text:p>
          </table:table-cell>
          <table:table-cell table:style-name="ce6" office:value-type="float" office:value="44.1959923103333" calcext:value-type="float">
            <text:p>44.196</text:p>
          </table:table-cell>
          <table:table-cell table:style-name="ce6" office:value-type="float" office:value="0.1491410732" calcext:value-type="float">
            <text:p>0.149</text:p>
          </table:table-cell>
        </table:table-row>
        <table:table-row table:style-name="ro2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2.535436153" calcext:value-type="float">
            <text:p>22.535</text:p>
          </table:table-cell>
          <table:table-cell table:style-name="ce6" office:value-type="float" office:value="22.534871101" calcext:value-type="float">
            <text:p>22.535</text:p>
          </table:table-cell>
          <table:table-cell table:style-name="ce6" office:value-type="float" office:value="22.5352451003333" calcext:value-type="float">
            <text:p>22.535</text:p>
          </table:table-cell>
          <table:table-cell table:style-name="ce6" office:value-type="float" office:value="0.0838720798" calcext:value-type="float">
            <text:p>0.084</text:p>
          </table:table-cell>
        </table:table-row>
        <table:table-row table:style-name="ro2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22.507868051" calcext:value-type="float">
            <text:p>22.508</text:p>
          </table:table-cell>
          <table:table-cell table:style-name="ce6" office:value-type="float" office:value="22.50476098" calcext:value-type="float">
            <text:p>22.505</text:p>
          </table:table-cell>
          <table:table-cell table:style-name="ce6" office:value-type="float" office:value="22.5059493376667" calcext:value-type="float">
            <text:p>22.506</text:p>
          </table:table-cell>
          <table:table-cell table:style-name="ce6" office:value-type="float" office:value="0.082490921" calcext:value-type="float">
            <text:p>0.082</text:p>
          </table:table-cell>
        </table:table-row>
        <table:table-row table:style-name="ro2">
          <table:table-cell table:number-columns-repeated="13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1.684550046" calcext:value-type="float">
            <text:p>11.685</text:p>
          </table:table-cell>
          <table:table-cell table:style-name="ce6" office:value-type="float" office:value="11.681290149" calcext:value-type="float">
            <text:p>11.681</text:p>
          </table:table-cell>
          <table:table-cell table:style-name="ce6" office:value-type="float" office:value="11.68342177" calcext:value-type="float">
            <text:p>11.683</text:p>
          </table:table-cell>
          <table:table-cell table:style-name="ce6" office:value-type="float" office:value="0.0460629463" calcext:value-type="float">
            <text:p>0.04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text-position="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/>
      <style:text-properties style:text-position="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6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 calcext:value-type="string">
            <text:p>Proc</text:p>
          </table:table-cell>
          <table:table-cell table:style-name="ce4" office:value-type="string" calcext:value-type="string">
            <text:p>Nodes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Effect</text:p>
          </table:table-cell>
          <table:table-cell table:style-name="ce5" office:value-type="string" calcext:value-type="string">
            <text:p>Seq speedup</text:p>
          </table:table-cell>
          <table:table-cell table:style-name="ce5" office:value-type="string" calcext:value-type="string">
            <text:p>Seq effect</text:p>
          </table:table-cell>
        </table:table-row>
        <table:table-row table:style-name="ro2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.000</text:p>
          </table:table-cell>
          <table:table-cell table:number-columns-repeated="2" table:style-name="ce6" office:value-type="float" office:value="4.02609821256769" calcext:value-type="float">
            <text:p>4.026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99614205829624" calcext:value-type="float">
            <text:p>1.996</text:p>
          </table:table-cell>
          <table:table-cell table:style-name="ce6" office:value-type="float" office:value="0.998071029148119" calcext:value-type="float">
            <text:p>0.998</text:p>
          </table:table-cell>
          <table:table-cell table:style-name="ce6" office:value-type="float" office:value="8.03666397293767" calcext:value-type="float">
            <text:p>8.037</text:p>
          </table:table-cell>
          <table:table-cell table:style-name="ce6" office:value-type="float" office:value="4.01833198646884" calcext:value-type="float">
            <text:p>4.018</text:p>
          </table:table-cell>
        </table:table-row>
        <table:table-row table:style-name="ro2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1.99620713257726" calcext:value-type="float">
            <text:p>1.996</text:p>
          </table:table-cell>
          <table:table-cell table:style-name="ce6" office:value-type="float" office:value="0.998103566288631" calcext:value-type="float">
            <text:p>0.998</text:p>
          </table:table-cell>
          <table:table-cell table:style-name="ce6" office:value-type="float" office:value="8.03692596838419" calcext:value-type="float">
            <text:p>8.037</text:p>
          </table:table-cell>
          <table:table-cell table:style-name="ce6" office:value-type="float" office:value="4.0184629841921" calcext:value-type="float">
            <text:p>4.018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.97643862297932" calcext:value-type="float">
            <text:p>3.976</text:p>
          </table:table-cell>
          <table:table-cell table:style-name="ce6" office:value-type="float" office:value="0.99410965574483" calcext:value-type="float">
            <text:p>0.994</text:p>
          </table:table-cell>
          <table:table-cell table:style-name="ce6" office:value-type="float" office:value="16.0095324323622" calcext:value-type="float">
            <text:p>16.010</text:p>
          </table:table-cell>
          <table:table-cell table:style-name="ce6" office:value-type="float" office:value="4.00238310809054" calcext:value-type="float">
            <text:p>4.002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.97698858118705" calcext:value-type="float">
            <text:p>3.977</text:p>
          </table:table-cell>
          <table:table-cell table:style-name="ce6" office:value-type="float" office:value="0.994247145296763" calcext:value-type="float">
            <text:p>0.994</text:p>
          </table:table-cell>
          <table:table-cell table:style-name="ce6" office:value-type="float" office:value="16.0117466181193" calcext:value-type="float">
            <text:p>16.012</text:p>
          </table:table-cell>
          <table:table-cell table:style-name="ce6" office:value-type="float" office:value="4.00293665452983" calcext:value-type="float">
            <text:p>4.003</text:p>
          </table:table-cell>
        </table:table-row>
        <table:table-row table:style-name="ro2"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3.97721299409212" calcext:value-type="float">
            <text:p>3.977</text:p>
          </table:table-cell>
          <table:table-cell table:style-name="ce6" office:value-type="float" office:value="0.99430324852303" calcext:value-type="float">
            <text:p>0.994</text:p>
          </table:table-cell>
          <table:table-cell table:style-name="ce6" office:value-type="float" office:value="16.0126501265153" calcext:value-type="float">
            <text:p>16.013</text:p>
          </table:table-cell>
          <table:table-cell table:style-name="ce6" office:value-type="float" office:value="4.00316253162882" calcext:value-type="float">
            <text:p>4.003</text:p>
          </table:table-cell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.90616097001926" calcext:value-type="float">
            <text:p>7.906</text:p>
          </table:table-cell>
          <table:table-cell table:style-name="ce6" office:value-type="float" office:value="0.988270121252408" calcext:value-type="float">
            <text:p>0.988</text:p>
          </table:table-cell>
          <table:table-cell table:style-name="ce6" office:value-type="float" office:value="31.830980549667" calcext:value-type="float">
            <text:p>31.831</text:p>
          </table:table-cell>
          <table:table-cell table:style-name="ce6" office:value-type="float" office:value="3.97887256870837" calcext:value-type="float">
            <text:p>3.979</text:p>
          </table:table-cell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7.91014830459659" calcext:value-type="float">
            <text:p>7.910</text:p>
          </table:table-cell>
          <table:table-cell table:style-name="ce6" office:value-type="float" office:value="0.988768538074573" calcext:value-type="float">
            <text:p>0.989</text:p>
          </table:table-cell>
          <table:table-cell table:style-name="ce6" office:value-type="float" office:value="31.8470339502817" calcext:value-type="float">
            <text:p>31.847</text:p>
          </table:table-cell>
          <table:table-cell table:style-name="ce6" office:value-type="float" office:value="3.98087924378521" calcext:value-type="float">
            <text:p>3.981</text:p>
          </table:table-cell>
        </table:table-row>
        <table:table-row table:style-name="ro2"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7.91015676719909" calcext:value-type="float">
            <text:p>7.910</text:p>
          </table:table-cell>
          <table:table-cell table:style-name="ce6" office:value-type="float" office:value="0.988769595899886" calcext:value-type="float">
            <text:p>0.989</text:p>
          </table:table-cell>
          <table:table-cell table:style-name="ce6" office:value-type="float" office:value="31.8470680215505" calcext:value-type="float">
            <text:p>31.847</text:p>
          </table:table-cell>
          <table:table-cell table:style-name="ce6" office:value-type="float" office:value="3.98088350269381" calcext:value-type="float">
            <text:p>3.981</text:p>
          </table:table-cell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5.6511573034647" calcext:value-type="float">
            <text:p>15.651</text:p>
          </table:table-cell>
          <table:table-cell table:style-name="ce6" office:value-type="float" office:value="0.978197331466546" calcext:value-type="float">
            <text:p>0.978</text:p>
          </table:table-cell>
          <table:table-cell table:style-name="ce6" office:value-type="float" office:value="63.0130964440951" calcext:value-type="float">
            <text:p>63.013</text:p>
          </table:table-cell>
          <table:table-cell table:style-name="ce6" office:value-type="float" office:value="3.93831852775595" calcext:value-type="float">
            <text:p>3.938</text:p>
          </table:table-cell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5.6632391396505" calcext:value-type="float">
            <text:p>15.663</text:p>
          </table:table-cell>
          <table:table-cell table:style-name="ce6" office:value-type="float" office:value="0.978952446228157" calcext:value-type="float">
            <text:p>0.979</text:p>
          </table:table-cell>
          <table:table-cell table:style-name="ce6" office:value-type="float" office:value="63.0617391031672" calcext:value-type="float">
            <text:p>63.062</text:p>
          </table:table-cell>
          <table:table-cell table:style-name="ce6" office:value-type="float" office:value="3.94135869394795" calcext:value-type="float">
            <text:p>3.941</text:p>
          </table:table-cell>
        </table:table-row>
        <table:table-row table:style-name="ro2">
          <table:table-cell table:number-columns-repeated="5"/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15.6620436266607" calcext:value-type="float">
            <text:p>15.662</text:p>
          </table:table-cell>
          <table:table-cell table:style-name="ce6" office:value-type="float" office:value="0.978877726666292" calcext:value-type="float">
            <text:p>0.979</text:p>
          </table:table-cell>
          <table:table-cell table:style-name="ce6" office:value-type="float" office:value="63.0569258504557" calcext:value-type="float">
            <text:p>63.057</text:p>
          </table:table-cell>
          <table:table-cell table:style-name="ce6" office:value-type="float" office:value="3.94105786565348" calcext:value-type="float">
            <text:p>3.941</text:p>
          </table:table-cell>
        </table:table-row>
        <table:table-row table:style-name="ro2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30.7163093459215" calcext:value-type="float">
            <text:p>30.716</text:p>
          </table:table-cell>
          <table:table-cell table:style-name="ce6" office:value-type="float" office:value="0.959884667060046" calcext:value-type="float">
            <text:p>0.960</text:p>
          </table:table-cell>
          <table:table-cell table:style-name="ce6" office:value-type="float" office:value="123.666878154291" calcext:value-type="float">
            <text:p>123.667</text:p>
          </table:table-cell>
          <table:table-cell table:style-name="ce6" office:value-type="float" office:value="3.86458994232159" calcext:value-type="float">
            <text:p>3.865</text:p>
          </table:table-cell>
        </table:table-row>
        <table:table-row table:style-name="ro2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30.7562924497263" calcext:value-type="float">
            <text:p>30.756</text:p>
          </table:table-cell>
          <table:table-cell table:style-name="ce6" office:value-type="float" office:value="0.961134139053947" calcext:value-type="float">
            <text:p>0.961</text:p>
          </table:table-cell>
          <table:table-cell table:style-name="ce6" office:value-type="float" office:value="123.827854057052" calcext:value-type="float">
            <text:p>123.828</text:p>
          </table:table-cell>
          <table:table-cell table:style-name="ce6" office:value-type="float" office:value="3.86962043928288" calcext:value-type="float">
            <text:p>3.870</text:p>
          </table:table-cell>
        </table:table-row>
        <table:table-row table:style-name="ro2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59.2463041491311" calcext:value-type="float">
            <text:p>59.246</text:p>
          </table:table-cell>
          <table:table-cell table:style-name="ce6" office:value-type="float" office:value="0.925723502330174" calcext:value-type="float">
            <text:p>0.926</text:p>
          </table:table-cell>
          <table:table-cell table:style-name="ce6" office:value-type="float" office:value="238.531439236059" calcext:value-type="float">
            <text:p>238.531</text:p>
          </table:table-cell>
          <table:table-cell table:style-name="ce6" office:value-type="float" office:value="3.72705373806342" calcext:value-type="float">
            <text:p>3.72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0000-00-00T00:00:03.42809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